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/text:p>
        <text:p text:style-name="Header">9/11/2012<text:tab/>CS 250</text:p>
        <text:p text:style-name="Header">Lab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11T15:16:32</meta:creation-date>
    <dc:date>2012-09-11T15:18:57</dc:date>
    <dc:creator>Braden Licastro</dc:creator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36" meta:non-whitespace-character-count="32"/>
    <meta:generator>LibreOffice/3.5$Linux_X86_64 LibreOffice_project/350m1$Build-2</meta:generator>
  </office:meta>
</office:document-meta>
</file>